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61in" fo:break-before="auto" style:use-optimal-row-height="true"/>
    </style:style>
    <style:style style:name="ro5" style:family="table-row">
      <style:table-row-properties style:row-height="0.2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5" office:value-type="float" office:value="2.5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float" office:value="2.25">
            <text:p>2.25</text:p>
          </table:table-cell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float" office:value="2.5">
            <text:p>2.5</text:p>
          </table:table-cell>
          <table:table-cell table:number-columns-repeated="1022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2.75">
            <text:p>22.75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8">
            <text:p>8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5">
            <text:p>5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4/23/2014</text:date>, <text:time>21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4-23T21:51:10</dc:date>
    <meta:editing-duration>P2DT23H49M43S</meta:editing-duration>
    <meta:editing-cycles>14</meta:editing-cycles>
    <meta:generator>OpenOffice/4.0.0$Unix OpenOffice.org_project/400m3$Build-9702</meta:generator>
    <dc:creator>Allison O'Hair</dc:creator>
    <meta:document-statistic meta:table-count="3" meta:cell-count="113" meta:object-count="0"/>
  </office:meta>
</office:document-meta>
</file>